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--------------------------------------------------------------</text:p>
      <text:p text:style-name="Preformatted_20_Text">-- <text:s/>Conectamos con la base de datos __;</text:p>
      <text:p text:style-name="Preformatted_20_Text">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CONSULTAS</text:p>
      <text:p text:style-name="Preformatted_20_Text">--------------------------------------------------------------------------------------------------------</text:p>
      <text:p text:style-name="Preformatted_20_Text">-- <text:s/>1. <text:s/>Consultas sobre una tabla</text:p>
      <text:p text:style-name="Preformatted_20_Text">-- <text:s/>2. <text:s/>Consultas multitabla</text:p>
      <text:p text:style-name="Preformatted_20_Text">-- <text:s/>3. <text:s/>Subconsultas</text:p>
      <text:p text:style-name="Preformatted_20_Text">-- <text:s/>4. <text:s/>Consultas reflexivas</text:p>
      <text:p text:style-name="Preformatted_20_Text">-- <text:s/>5. <text:s/>Consultas derivadas</text:p>
      <text:p text:style-name="Preformatted_20_Text">--------------------------------------------------------------------------------------------------------</text:p>
      <text:p text:style-name="Preformatted_20_Text">--------------------------------------------------------------------------------------------------------</text:p>
      <text:p text:style-name="Preformatted_20_Text">-- <text:s/>1. CONSULTAS SOBRE UNA TABLA</text:p>
      <text:p text:style-name="Preformatted_20_Text">--------------------------------------------------------------------------------------------------------</text:p>
      <text:p text:style-name="Preformatted_20_Text">-- <text:s/>1.1. <text:s text:c="2"/>Básicas</text:p>
      <text:p text:style-name="Preformatted_20_Text">-- <text:s/>1.2. <text:s text:c="2"/>Filtros - comparación, pertenencia a conjunto, rango, valor nulo, límite, patrón, expresión regular</text:p>
      <text:p text:style-name="Preformatted_20_Text">-- <text:s/>1.3. <text:s text:c="2"/>Ordenación</text:p>
      <text:p text:style-name="Preformatted_20_Text">-- <text:s/>1.4. <text:s text:c="2"/>Resumen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1. <text:s text:c="6"/>Consultas básicas son las que muestran:</text:p>
      <text:p text:style-name="Preformatted_20_Text">-- <text:s text:c="6"/>* <text:s/>Todos los elementos de una tabla</text:p>
      <text:p text:style-name="Preformatted_20_Text">-- <text:s text:c="6"/>* <text:s/>Todos los valores de algunos atributos de la tabla</text:p>
      <text:p text:style-name="Preformatted_20_Text">-- <text:s text:c="6"/>* <text:s/>Los valores distintos almacenados en la tabla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 <text:s text:c="6"/>Consultas con filtros son las que operan con:</text:p>
      <text:p text:style-name="Preformatted_20_Text">-- <text:s text:c="6"/>* <text:s/>Filtros de comparación</text:p>
      <text:p text:style-name="Preformatted_20_Text">-- <text:s text:c="6"/>* <text:s/>Filtros de pertenencia a conjunto</text:p>
      <text:p text:style-name="Preformatted_20_Text">-- <text:s text:c="6"/>* <text:s/>Filtros de rango</text:p>
      <text:p text:style-name="Preformatted_20_Text">-- <text:s text:c="6"/>* <text:s/>Filtros de valor nulo</text:p>
      <text:p text:style-name="Preformatted_20_Text">-- <text:s text:c="6"/>* <text:s/>Filtros de número de registros</text:p>
      <text:p text:style-name="Preformatted_20_Text">-- <text:s text:c="6"/>* <text:s/>Filtros de patrón</text:p>
      <text:p text:style-name="Preformatted_20_Text">-- <text:s text:c="6"/>* <text:s/>Filtros de expresión regular de patrón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1. <text:s text:c="4"/>Consultas con filtros de comparación ( =, &gt;=, &lt;=, &lt;&gt;, !=, &lt;, &gt; ) que se pueden unir con AND, OR y </text:p>
      <text:p text:style-name="Preformatted_20_Text">-- <text:s text:c="12"/>se pueden negar con NOT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WHERE atributo1 &lt;filtro&gt; valor <text:s text:c="25"/></text:p>
      <text:p text:style-name="Preformatted_20_Text">--------------------------------------------------------------------------------------------------------</text:p>
      <text:p text:style-name="Preformatted_20_Text"><text:soft-page-break/>-- Mostrar todos los productos</text:p>
      <text:p text:style-name="Preformatted_20_Text">SELECT * FROM Producto;</text:p>
      <text:p text:style-name="Preformatted_20_Text"/>
      <text:p text:style-name="Preformatted_20_Text">-- Mostrar nombre y precio de cada producto</text:p>
      <text:p text:style-name="Preformatted_20_Text">SELECT Nombre, Precio</text:p>
      <text:p text:style-name="Preformatted_20_Text">FROM Producto;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2. <text:s text:c="4"/>Consultas con filtros de pertenencia a conjuntos ( IN, NOT IN )</text:p>
      <text:p text:style-name="Preformatted_20_Text">--------------------------------------------------------------------------------------------------------</text:p>
      <text:p text:style-name="Preformatted_20_Text">-- <text:s text:c="13"/>SELECT * FROM <text:s text:c="2"/>tabla1 <text:s text:c="9"/>WHERE atributo1 <text:s text:c="3"/>IN <text:s text:c="3"/>&lt;conjunto&gt; <text:s text:c="20"/>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3. <text:s text:c="4"/>Consultas con filtros de rango ( BETWEEN, NOT BETWEEN ) cuyos valores están separados por AND</text:p>
      <text:p text:style-name="Preformatted_20_Text">----------------------------------------------------------------------------------------------------------------------------------------------------</text:p>
      <text:p text:style-name="Preformatted_20_Text">-- <text:s text:c="13"/>SELECT * FROM <text:s text:c="2"/>tabla1 <text:s text:c="9"/>WHERE atributo1 BETWEEN <text:s/>valor1 AND valorN <text:s text:c="5"/></text:p>
      <text:p text:style-name="Preformatted_20_Text">--------------------------------------------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4. <text:s text:c="4"/>Consultas con filtros de valor nulo ( NULL, NOT NULL )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WHERE atributo1 IS NULL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5. <text:s text:c="4"/>Consultas con filtros de número de registros mostrados ( OFFSET _ ROWS FETCH NEXT _ ROWS ONLY )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LIMIT <text:s/>desplazamiento <text:s text:c="10"/>, filas</text:p>
      <text:p text:style-name="Preformatted_20_Text">-- <text:s text:c="5"/>SELECT * FROM <text:s text:c="2"/>tabla1 <text:s text:c="9"/>OFFSET desplazamiento ROWS <text:s text:c="5"/>FETCH NEXT filas ROWS ONLY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6. <text:s text:c="4"/>Consultas con filtros de patrón ( LIKE, NOT LIKE ) empleando %, _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WHERE atributo1 <text:s text:c="2"/>LIKE <text:s text:c="2"/>&lt;patron&gt; <text:s text:c="46"/></text:p>
      <text:p text:style-name="Preformatted_20_Text">--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2.7. <text:s text:c="4"/>Consultas con filtros de expresión regular ( REGEXP en MySQL, REGEXP_LIKE en Oracle )</text:p>
      <text:p text:style-name="Preformatted_20_Text"><text:soft-page-break/>--------------------------------------------------------------------------------------------------------</text:p>
      <text:p text:style-name="Preformatted_20_Text">-- <text:s text:c="5"/>SELECT * FROM <text:s text:c="2"/>tabla1 <text:s text:c="9"/>WHERE atributo1 <text:s/>REGEXP <text:s text:c="17"/>&lt;expresion&gt;</text:p>
      <text:p text:style-name="Preformatted_20_Text">-- <text:s text:c="37"/>WHERE <text:s text:c="11"/>REGEXP_LIKE( atributo1, &lt;expresion&gt; )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3. <text:s text:c="6"/>Consultas con ordenación son las que muestran valores ordenados de atributos: <text:s/>ORDER BY</text:p>
      <text:p text:style-name="Preformatted_20_Text">-- <text:s text:c="6"/>* <text:s/>Ordenados en función de un único atributo</text:p>
      <text:p text:style-name="Preformatted_20_Text">-- <text:s text:c="6"/>* <text:s/>Ordenados en función de varios atributos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ORDER BY <text:s text:c="7"/>atributo1 <text:s text:c="7"/>&lt;tipo&gt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 text:c="2"/>1.4. <text:s text:c="6"/>Consultas con resumen son las que muestran información resumida con funciones de columna: <text:s/>GROUP BY</text:p>
      <text:p text:style-name="Preformatted_20_Text">-- <text:s text:c="6"/>* <text:s/>Funciones relacionadas con columnas</text:p>
      <text:p text:style-name="Preformatted_20_Text">-- <text:s text:c="6"/>* <text:s/>Agrupaciones de registros</text:p>
      <text:p text:style-name="Preformatted_20_Text">-- <text:s text:c="6"/>* <text:s/>Filtrado de resultados</text:p>
      <text:p text:style-name="Preformatted_20_Text">--------------------------------------------------------------------------------------------------------</text:p>
      <text:p text:style-name="Preformatted_20_Text">-- <text:s text:c="5"/>SELECT * FROM <text:s text:c="2"/>tabla1 <text:s text:c="9"/>GROUP BY <text:s text:c="7"/>atributo1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 CONSULTAS MULTITABLA ( COMPOSICIÓN INTERNA, COMPOSICIÓN EXTERNA )</text:p>
      <text:p text:style-name="Preformatted_20_Text">--</text:p>
      <text:p text:style-name="Preformatted_20_Text">-- <text:s text:c="4"/>Composición interna - NATURAL JOIN, [INNER] JOIN</text:p>
      <text:p text:style-name="Preformatted_20_Text">-- <text:s text:c="4"/>Composición externa - LEFT [OUTER] JOIN, RIGHT [OUTER] JOIN, FULL [OUTER] JOIN, NATURAL LEFT JOIN, NATURAL RIGHT JOIN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1. <text:s text:c="7"/>Consultas de composición interna: sólo muestran las filas que tienen coincidencias</text:p>
      <text:p text:style-name="Preformatted_20_Text">-- <text:s text:c="6"/>* <text:s/>NATURAL JOIN <text:s/>- usa todas las columnas con el mismo nombre como claves, </text:p>
      <text:p text:style-name="Preformatted_20_Text">-- <text:s text:c="25"/>si hay varias coincidencias de nombres puede producir resultados no deseados</text:p>
      <text:p text:style-name="Preformatted_20_Text">-- <text:s text:c="6"/>* <text:s/>[INNER] JOIN <text:s/>- devuelve las filas que coinciden entre las tablas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1.1. <text:s text:c="5"/>Consultas con NATURAL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NATURAL JOIN <text:s text:c="11"/>tabla2;</text:p>
      <text:p text:style-name="Preformatted_20_Text">--------------------------------------------------------------------------------------------------------</text:p>
      <text:p text:style-name="Preformatted_20_Text"><text:soft-page-break/></text:p>
      <text:p text:style-name="Preformatted_20_Text">--------------------------------------------------------------------------------------------------------</text:p>
      <text:p text:style-name="Preformatted_20_Text">-- <text:s/>2.1.2. <text:s text:c="5"/>Consultas con [INN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INNER <text:s text:c="2"/>JOIN <text:s text:c="11"/>tabla2 <text:s text:c="9"/>ON tabla1.atributo1 = tabla2.atributo1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2. <text:s text:c="7"/>Consultas de composición externa: muestran todas las filas de, al menos, una tabla; si no hay </text:p>
      <text:p text:style-name="Preformatted_20_Text">-- <text:s text:c="12"/>coincidencias dichas columnas devolverán valor NULL</text:p>
      <text:p text:style-name="Preformatted_20_Text">-- <text:s text:c="6"/>* <text:s text:c="9"/>LEFT <text:s/>[OUTER] JOIN <text:s/>- devuelve TODAS las filas de la tabla de la izquierda y las correspondientes de la tabla derecha, si no hay coincidencia con la tabla de la derecha, se devuelve NULL en sus valores asociados</text:p>
      <text:p text:style-name="Preformatted_20_Text">-- <text:s text:c="6"/>* <text:s text:c="9"/>RIGHT [OUTER] JOIN <text:s/>- devuelve TODAS las filas de la tabla de la derecha y las correspondientes de la tabla izquierda, si no hay coincidencia con la tabla de la izquierda, se devuelve NULL en sus valores asociados</text:p>
      <text:p text:style-name="Preformatted_20_Text">-- <text:s text:c="6"/>* <text:s text:c="9"/>FULL <text:s/>[OUTER] JOIN <text:s/>- devuelve RIGHT JOIN unión con LEFT JOIN</text:p>
      <text:p text:style-name="Preformatted_20_Text">-- <text:s text:c="6"/>* <text:s/>NATURAL LEFT <text:s text:c="9"/>JOIN <text:s/>- devuelve una unión natural de la tabla de la izquierda con la tabla de la derecha, si no hay coincidencia de valores, devuelve NULL en la tabla de la derecha</text:p>
      <text:p text:style-name="Preformatted_20_Text">-- <text:s text:c="6"/>* <text:s/>NATURAL RIGHT <text:s text:c="8"/>JOIN <text:s/>- devuelve una unión natural de la tabla de la derecha con la tabla de la izquierda, si no hay coincidencia de valores, devuelve NULL en la tabla de la izquierda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2.1. <text:s text:c="5"/>Consultas con LEFT [OUT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LEFT <text:s text:c="3"/>OUTER JOIN <text:s text:c="5"/>tabla2 <text:s text:c="9"/>ON tabla1.atributo1 = tabla2.atributo1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2.2. <text:s text:c="5"/>Consultas con RIGHT [OUT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RIGHT <text:s text:c="2"/>OUTER JOIN <text:s text:c="5"/>tabla2 <text:s text:c="9"/>ON tabla1.atributo1 = tabla2.atributo1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2.3. <text:s text:c="5"/>Consultas con FULL [OUT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FULL <text:s text:c="3"/>OUTER JOIN <text:s text:c="5"/>tabla2 <text:s text:c="9"/>ON tabla1.atributo1 = tabla2.atributo1;</text:p>
      <text:p text:style-name="Preformatted_20_Text">--------------------------------------------------------------------------------------------------------</text:p>
      <text:p text:style-name="Preformatted_20_Text"><text:soft-page-break/></text:p>
      <text:p text:style-name="Preformatted_20_Text">--------------------------------------------------------------------------------------------------------</text:p>
      <text:p text:style-name="Preformatted_20_Text">-- <text:s/>2.2.4. <text:s text:c="5"/>Consultas con NATURAL LEFT [OUT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NATURAL LEFT <text:s/>JOIN <text:s text:c="5"/>tabla2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2.2.5. <text:s text:c="5"/>Consultas con NATURAL RIGHT [OUTER] JOI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NATURAL RIGHT JOIN <text:s text:c="5"/>tabla2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3. SUBCONSULTAS ( COMPARACIÓN, PERTENENCIA A UN CONJUNTO, CUANTIFICACIÓN, EXISTENCIA )</text:p>
      <text:p text:style-name="Preformatted_20_Text">--</text:p>
      <text:p text:style-name="Preformatted_20_Text">-- <text:s text:c="4"/>Comparación <text:s text:c="14"/>- filtra el valor de un atributo por una comparación en función del valor generado por una subconsulta</text:p>
      <text:p text:style-name="Preformatted_20_Text">-- <text:s text:c="4"/>Pertenencia a un conjunto - filta los valores de un atributo en función de si están entre los devueltos por la subconsulta</text:p>
      <text:p text:style-name="Preformatted_20_Text">-- <text:s text:c="4"/>Cuantificación <text:s text:c="11"/>- filtra los valores de un atributo en función de todos o algunos de los devueltos por la subconsulta</text:p>
      <text:p text:style-name="Preformatted_20_Text">-- <text:s text:c="4"/>Existencia <text:s text:c="15"/>- filtra los valores de un atributo en función de si la subconsulta devuelve algo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3.1. <text:s text:c="7"/>Subconsultas de comparació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WHERE atributo1 &lt;filtro&gt; <text:s text:c="23"/>(valor_subconsulta)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3.2. <text:s text:c="7"/>Subconsultas de pertenencia a un conjunto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WHERE atributo1 <text:s text:c="2"/>IN <text:s text:c="27"/>(valores_subconsulta)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3.3. <text:s text:c="7"/>Subconsultas de cuantificación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WHERE atributo1 &lt;filtro&gt; &lt;cuantificador&gt; <text:s text:c="7"/>(valores_subconsulta) <text:s text:c="18"/></text:p>
      <text:p text:style-name="Preformatted_20_Text">--------------------------------------------------------------------------------------------------------</text:p>
      <text:p text:style-name="Preformatted_20_Text"><text:soft-page-break/></text:p>
      <text:p text:style-name="Preformatted_20_Text">--------------------------------------------------------------------------------------------------------</text:p>
      <text:p text:style-name="Preformatted_20_Text">-- <text:s/>3.4. <text:s text:c="7"/>Subconsultas de existencia</text:p>
      <text:p text:style-name="Preformatted_20_Text">--------------------------------------------------------------------------------------------------------</text:p>
      <text:p text:style-name="Preformatted_20_Text">-- <text:s text:c="5"/>SELECT * FROM tabla1 <text:s text:c="3"/>WHERE <text:s text:c="10"/>EXISTS <text:s text:c="25"/>(subconsulta)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4. CONSULTAS REFLEXIVAS - la realizada dentro de una tabla que requiere dos nombres distintos de la misma tabla</text:p>
      <text:p text:style-name="Preformatted_20_Text">--------------------------------------------------------------------------------------------------------</text:p>
      <text:p text:style-name="Preformatted_20_Text">-- <text:s text:c="5"/>SELECT T1.atributo1, T2.atributo1 <text:s text:c="6"/>FROM tabla1 <text:s text:c="4"/>AS T1, <text:s/>tabla1 AS T2 <text:s text:c="27"/>WHERE T1.atributo2 = T2.atributo2;</text:p>
      <text:p text:style-name="Preformatted_20_Text">-- <text:s text:c="5"/>SELECT T1.atributo1, T2.atributo1 <text:s text:c="6"/>FROM tabla1 <text:s text:c="4"/>AS T1 <text:s text:c="2"/>INNER JOIN <text:s text:c="5"/>tabla1 AS T2 <text:s text:c="3"/>ON <text:s text:c="5"/>T1.atributo2 <text:s text:c="6"/>= T2.atributo2;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5. CONSULTAS DERIVADAS <text:s/>- <text:s/>la realizada a una tabla en el FROM de una consulta y que requiere nombre</text:p>
      <text:p text:style-name="Preformatted_20_Text">--------------------------------------------------------------------------------------------------------</text:p>
      <text:p text:style-name="Preformatted_20_Text">-- <text:s text:c="5"/>SELECT T1.* FROM (SELECT atributo1, atributo2 FROM Tabla1 WHERE atributo3 = valor) AS T1; <text:s text:c="6"/>MySQL</text:p>
      <text:p text:style-name="Preformatted_20_Text">-- <text:s text:c="5"/>SELECT T1.* FROM (SELECT atributo1, atributo2 FROM Tabla1 WHERE atributo3 = valor) <text:s text:c="3"/>T1; <text:s text:c="6"/>Oracle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6. CONSULTAS VARIADAS <text:s/>- <text:s/>mezcla de los tipos anteriores</text:p>
      <text:p text:style-name="Preformatted_20_Text">--------------------------------------------------------------------------------------------------------</text:p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-----------------------------------------</text:p>
      <text:p text:style-name="Preformatted_20_Text">-- <text:s/>NOMBRE <text:s text:c="10"/>| VALORES VÁLIDOS</text:p>
      <text:p text:style-name="Preformatted_20_Text">--------------------------------------------------------------------------------------------------------</text:p>
      <text:p text:style-name="Preformatted_20_Text">-- <text:s/>&lt;filtro&gt; <text:s text:c="11"/>=, &gt;=, &lt;=, &lt;&gt;, !=, &lt;, &gt;</text:p>
      <text:p text:style-name="Preformatted_20_Text">-- <text:s/>&lt;conjunto&gt; <text:s text:c="9"/>(valor1, valor2,..., valorN)</text:p>
      <text:p text:style-name="Preformatted_20_Text">-- <text:s/>&lt;patron&gt; <text:s text:c="11"/>_, %</text:p>
      <text:p text:style-name="Preformatted_20_Text">-- <text:s/>&lt;expresion&gt; <text:s text:c="8"/>^, $, ., |, ?, +, *, {min, max }, (), []</text:p>
      <text:p text:style-name="Preformatted_20_Text">-- <text:s/>&lt;tipo&gt; <text:s text:c="13"/>ASC, DESC</text:p>
      <text:p text:style-name="Preformatted_20_Text">-- <text:s/>&lt;cuantificador) <text:s text:c="4"/>(ANY, ALL)</text:p>
      <text:p text:style-name="P1">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31:54.829422000</meta:creation-date>
    <dc:date>2025-12-12T15:33:36.214722000</dc:date>
    <meta:editing-duration>PT1M42S</meta:editing-duration>
    <meta:editing-cycles>1</meta:editing-cycles>
    <meta:document-statistic meta:table-count="0" meta:image-count="0" meta:object-count="0" meta:page-count="6" meta:paragraph-count="204" meta:word-count="1274" meta:character-count="17736" meta:non-whitespace-character-count="15284"/>
    <meta:generator>LibreOffice/25.2.7.2$Windows_X86_64 LibreOffice_project/5cbfd1ab6520636bb5f7b99185aa69bd7456825d</meta:generator>
  </office:meta>
</office:document-meta>
</file>